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officeooo:rsid="00068a0b" officeooo:paragraph-rsid="00068a0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Georgia" fo:font-size="14pt" officeooo:rsid="00068a0b" officeooo:paragraph-rsid="00068a0b" style:font-size-asian="14pt" style:font-size-complex="14pt"/>
    </style:style>
    <style:style style:name="T1" style:family="text">
      <style:text-properties officeooo:rsid="0006c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1, 2026</text:p>
      <text:p text:style-name="P1"/>
      <text:p text:style-name="P2">Dear Dad,</text:p>
      <text:p text:style-name="P2"/>
      <text:p text:style-name="P2"><text:tab/><text:span text:style-name="T1">Life just isn’t the same without you. Mom’s going through some things and I think she really needs your help out on this one. But you’re not here and so I don’t know what to think or do or say about any of it. I mean we’re all here but you. I get that it’s not your fault.</text:span></text:p>
      <text:p text:style-name="P2"><text:tab/><text:span text:style-name="T1">It’s not your fault that you died. It’s no ones fault that they die. I’m slowly understanding that. But I have to ask. Didn’t anyone try the Heimlich maneuver on you at the restaurant? There are so many unanswered questions I have and I don’t dare ask them, because it wouldn’t be appropriate.</text:span></text:p>
      <text:p text:style-name="P2"><text:tab/><text:span text:style-name="T1">I mean your death just seems meaningless. Somehow I always thought you’d go out in a bang but that didn’t happen, did it. No, I didn’t think so. To be honest I think it sucks. What else am I supposed to think? Yeah exactly.</text:span></text:p>
      <text:p text:style-name="P2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8:15:43.545435026</meta:creation-date>
    <dc:date>2026-02-21T18:34:08.365413740</dc:date>
    <meta:editing-duration>PT8M12S</meta:editing-duration>
    <meta:editing-cycles>1</meta:editing-cycles>
    <meta:document-statistic meta:table-count="0" meta:image-count="0" meta:object-count="0" meta:page-count="1" meta:paragraph-count="7" meta:word-count="162" meta:character-count="826" meta:non-whitespace-character-count="668"/>
    <meta:generator>LibreOffice/24.2.7.2$Linux_X86_64 LibreOffice_project/420$Build-2</meta:generator>
  </office:meta>
</office:document-meta>
</file>